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b7c0" officeooo:paragraph-rsid="0008b7c0"/>
    </style:style>
    <style:style style:name="P2" style:family="paragraph" style:parent-style-name="Standard">
      <style:text-properties style:text-underline-style="solid" style:text-underline-width="auto" style:text-underline-color="font-color" fo:font-weight="bold" officeooo:rsid="000f87d0" officeooo:paragraph-rsid="000f87d0"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11833" officeooo:paragraph-rsid="00111833" style:font-weight-asian="bold" style:font-weight-complex="bold"/>
    </style:style>
    <style:style style:name="P4" style:family="paragraph" style:parent-style-name="Standard">
      <style:text-properties officeooo:rsid="000a9e37" officeooo:paragraph-rsid="000a9e37"/>
    </style:style>
    <style:style style:name="P5" style:family="paragraph" style:parent-style-name="Standard">
      <style:text-properties officeooo:rsid="000c6461" officeooo:paragraph-rsid="0016256b"/>
    </style:style>
    <style:style style:name="P6" style:family="paragraph" style:parent-style-name="Standard">
      <style:text-properties officeooo:rsid="000ea05d" officeooo:paragraph-rsid="000ea05d"/>
    </style:style>
    <style:style style:name="P7" style:family="paragraph" style:parent-style-name="Standard">
      <style:text-properties officeooo:rsid="001677fc" officeooo:paragraph-rsid="001677fc"/>
    </style:style>
    <style:style style:name="P8" style:family="paragraph" style:parent-style-name="Standard">
      <style:text-properties officeooo:rsid="0019a32c" officeooo:paragraph-rsid="0019a32c"/>
    </style:style>
    <style:style style:name="P9" style:family="paragraph" style:parent-style-name="Standard">
      <style:text-properties officeooo:rsid="0019a32c" officeooo:paragraph-rsid="001b8b6e"/>
    </style:style>
    <style:style style:name="P10" style:family="paragraph" style:parent-style-name="Standard">
      <style:text-properties officeooo:rsid="001b8b6e" officeooo:paragraph-rsid="001b8b6e"/>
    </style:style>
    <style:style style:name="P11" style:family="paragraph" style:parent-style-name="Standard">
      <style:text-properties officeooo:rsid="001e580c" officeooo:paragraph-rsid="001e580c"/>
    </style:style>
    <style:style style:name="P12" style:family="paragraph" style:parent-style-name="Standard">
      <style:text-properties fo:font-size="14pt" style:text-underline-style="solid" style:text-underline-width="auto" style:text-underline-color="font-color" fo:font-weight="bold" officeooo:rsid="00303b25" officeooo:paragraph-rsid="00303b25" style:font-size-asian="14pt" style:font-weight-asian="bold" style:font-size-complex="14pt" style:font-weight-complex="bold"/>
    </style:style>
    <style:style style:name="P13" style:family="paragraph" style:parent-style-name="Standard">
      <style:text-properties fo:font-size="14pt" style:text-underline-style="solid" style:text-underline-width="auto" style:text-underline-color="font-color" fo:font-weight="bold" officeooo:rsid="004049d2" officeooo:paragraph-rsid="004049d2" style:font-size-asian="14pt" style:font-weight-asian="bold" style:font-size-complex="14pt" style:font-weight-complex="bold"/>
    </style:style>
    <style:style style:name="P14" style:family="paragraph" style:parent-style-name="Standard">
      <style:text-properties fo:font-size="14pt" style:text-underline-style="solid" style:text-underline-width="auto" style:text-underline-color="font-color" fo:font-weight="bold" officeooo:rsid="0044fb74" officeooo:paragraph-rsid="0044fb74" style:font-size-asian="14pt" style:font-weight-asian="bold" style:font-size-complex="14pt" style:font-weight-complex="bold"/>
    </style:style>
    <style:style style:name="P15" style:family="paragraph" style:parent-style-name="Standard">
      <style:text-properties fo:font-size="14pt" style:text-underline-style="solid" style:text-underline-width="auto" style:text-underline-color="font-color" fo:font-weight="bold" officeooo:rsid="0044fb74" officeooo:paragraph-rsid="0045ad96" style:font-size-asian="14pt" style:font-weight-asian="bold" style:font-size-complex="14pt" style:font-weight-complex="bold"/>
    </style:style>
    <style:style style:name="P16" style:family="paragraph" style:parent-style-name="Standard">
      <style:text-properties fo:font-size="14pt" style:text-underline-style="solid" style:text-underline-width="auto" style:text-underline-color="font-color" fo:font-weight="bold" officeooo:rsid="0044fb74" officeooo:paragraph-rsid="00461709" style:font-size-asian="14pt" style:font-weight-asian="bold" style:font-size-complex="14pt" style:font-weight-complex="bold"/>
    </style:style>
    <style:style style:name="P17" style:family="paragraph" style:parent-style-name="Standard">
      <style:text-properties fo:font-size="14pt" style:text-underline-style="solid" style:text-underline-width="auto" style:text-underline-color="font-color" fo:font-weight="bold" officeooo:rsid="0044fb74" officeooo:paragraph-rsid="0047872f" style:font-size-asian="14pt" style:font-weight-asian="bold" style:font-size-complex="14pt" style:font-weight-complex="bold"/>
    </style:style>
    <style:style style:name="P18" style:family="paragraph" style:parent-style-name="Standard">
      <style:text-properties fo:font-size="14pt" style:text-underline-style="solid" style:text-underline-width="auto" style:text-underline-color="font-color" fo:font-weight="bold" officeooo:rsid="0044fb74" officeooo:paragraph-rsid="00497c80" style:font-size-asian="14pt" style:font-weight-asian="bold" style:font-size-complex="14pt" style:font-weight-complex="bold"/>
    </style:style>
    <style:style style:name="P19" style:family="paragraph" style:parent-style-name="Standard">
      <style:paragraph-properties fo:text-align="center" style:justify-single-word="false"/>
      <style:text-properties fo:font-size="14pt" style:text-underline-style="solid" style:text-underline-width="auto" style:text-underline-color="font-color" fo:font-weight="bold" officeooo:rsid="004e668b" officeooo:paragraph-rsid="004e668b" style:font-size-asian="14pt" style:font-weight-asian="bold" style:font-size-complex="14pt" style:font-weight-complex="bold"/>
    </style:style>
    <style:style style:name="P20" style:family="paragraph" style:parent-style-name="Standard">
      <style:text-properties fo:font-size="12pt" style:text-underline-style="none" fo:font-weight="normal" officeooo:rsid="00414400" officeooo:paragraph-rsid="00414400"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414400" officeooo:paragraph-rsid="0049c0d4"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414400" officeooo:paragraph-rsid="004c565a"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3e2ba1" officeooo:paragraph-rsid="0031fadb"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414400" officeooo:paragraph-rsid="00414400" fo:background-color="#ff3333" style:font-size-asian="10.5pt" style:font-weight-asian="normal" style:font-size-complex="12pt" style:font-weight-complex="normal"/>
    </style:style>
    <style:style style:name="P25" style:family="paragraph" style:parent-style-name="Standard">
      <style:text-properties officeooo:rsid="001b8b6e" officeooo:paragraph-rsid="001b8b6e" fo:background-color="transparent"/>
    </style:style>
    <style:style style:name="P26" style:family="paragraph" style:parent-style-name="Standard">
      <style:text-properties officeooo:rsid="001dd56e" officeooo:paragraph-rsid="001b8b6e" fo:background-color="transparent"/>
    </style:style>
    <style:style style:name="P27" style:family="paragraph" style:parent-style-name="Standard">
      <style:paragraph-properties fo:text-align="end" style:justify-single-word="false"/>
      <style:text-properties fo:font-size="14pt" style:text-underline-style="none" fo:font-weight="normal" officeooo:rsid="004ff8d2" officeooo:paragraph-rsid="004ff8d2" style:font-size-asian="14pt" style:font-weight-asian="normal" style:font-size-complex="14pt" style:font-weight-complex="normal"/>
    </style:style>
    <style:style style:name="T1" style:family="text">
      <style:text-properties fo:background-color="#ffff00" loext:char-shading-value="0"/>
    </style:style>
    <style:style style:name="T2" style:family="text">
      <style:text-properties fo:background-color="#ff3333" loext:char-shading-value="0"/>
    </style:style>
    <style:style style:name="T3" style:family="text">
      <style:text-properties officeooo:rsid="0008bbd3"/>
    </style:style>
    <style:style style:name="T4" style:family="text">
      <style:text-properties officeooo:rsid="000b3353"/>
    </style:style>
    <style:style style:name="T5" style:family="text">
      <style:text-properties fo:background-color="#66ff66" loext:char-shading-value="0"/>
    </style:style>
    <style:style style:name="T6" style:family="text">
      <style:text-properties fo:background-color="#3399ff" loext:char-shading-value="0"/>
    </style:style>
    <style:style style:name="T7" style:family="text">
      <style:text-properties officeooo:rsid="0013652b"/>
    </style:style>
    <style:style style:name="T8" style:family="text">
      <style:text-properties fo:background-color="transparent" loext:char-shading-value="0"/>
    </style:style>
    <style:style style:name="T9" style:family="text">
      <style:text-properties officeooo:rsid="0013652b" fo:background-color="transparent" loext:char-shading-value="0"/>
    </style:style>
    <style:style style:name="T10" style:family="text">
      <style:text-properties officeooo:rsid="0016256b" fo:background-color="transparent" loext:char-shading-value="0"/>
    </style:style>
    <style:style style:name="T11" style:family="text">
      <style:text-properties officeooo:rsid="000ea05d" fo:background-color="transparent" loext:char-shading-value="0"/>
    </style:style>
    <style:style style:name="T12" style:family="text">
      <style:text-properties officeooo:rsid="001b8b6e" fo:background-color="transparent" loext:char-shading-value="0"/>
    </style:style>
    <style:style style:name="T13" style:family="text">
      <style:text-properties officeooo:rsid="001dd56e" fo:background-color="transparent" loext:char-shading-value="0"/>
    </style:style>
    <style:style style:name="T14" style:family="text">
      <style:text-properties officeooo:rsid="004c565a" fo:background-color="transparent" loext:char-shading-value="0"/>
    </style:style>
    <style:style style:name="T15" style:family="text">
      <style:text-properties fo:background-color="#ff00ff" loext:char-shading-value="0"/>
    </style:style>
    <style:style style:name="T16" style:family="text">
      <style:text-properties fo:background-color="#ff9900" loext:char-shading-value="0"/>
    </style:style>
    <style:style style:name="T17" style:family="text">
      <style:text-properties officeooo:rsid="0017b928"/>
    </style:style>
    <style:style style:name="T18" style:family="text">
      <style:text-properties officeooo:rsid="001b8b6e"/>
    </style:style>
    <style:style style:name="T19" style:family="text">
      <style:text-properties fo:background-color="#9933ff" loext:char-shading-value="0"/>
    </style:style>
    <style:style style:name="T20" style:family="text">
      <style:text-properties fo:font-size="14pt" style:text-underline-style="solid" style:text-underline-width="auto" style:text-underline-color="font-color" fo:font-weight="bold" officeooo:rsid="0044fb74" style:font-size-asian="14pt" style:font-weight-asian="bold" style:font-size-complex="14pt" style:font-weight-complex="bold"/>
    </style:style>
    <style:style style:name="T21" style:family="text">
      <style:text-properties fo:font-size="14pt" style:text-underline-style="solid" style:text-underline-width="auto" style:text-underline-color="font-color" fo:font-weight="bold" officeooo:rsid="0049c0d4" style:font-size-asian="14pt" style:font-weight-asian="bold" style:font-size-complex="14pt" style:font-weight-complex="bold"/>
    </style:style>
    <style:style style:name="T22" style:family="text">
      <style:text-properties officeooo:rsid="0042337a"/>
    </style:style>
    <style:style style:name="T23" style:family="text">
      <style:text-properties officeooo:rsid="004290f3"/>
    </style:style>
    <style:style style:name="T24" style:family="text">
      <style:text-properties fo:background-color="#00ffff" loext:char-shading-value="0"/>
    </style:style>
    <style:style style:name="T25" style:family="text">
      <style:text-properties style:text-position="super 58%"/>
    </style:style>
    <style:style style:name="T26" style:family="text">
      <style:text-properties style:text-position="super 58%" officeooo:rsid="0045ad96"/>
    </style:style>
    <style:style style:name="T27" style:family="text">
      <style:text-properties style:text-position="super 58%" officeooo:rsid="00461709"/>
    </style:style>
    <style:style style:name="T28" style:family="text">
      <style:text-properties style:text-position="super 58%" officeooo:rsid="0047872f"/>
    </style:style>
    <style:style style:name="T29" style:family="text">
      <style:text-properties style:text-position="super 58%" officeooo:rsid="00497c80"/>
    </style:style>
    <style:style style:name="T30" style:family="text">
      <style:text-properties style:text-position="super 58%" fo:font-size="14pt" style:text-underline-style="solid" style:text-underline-width="auto" style:text-underline-color="font-color" fo:font-weight="bold" officeooo:rsid="0049c0d4" style:font-size-asian="14pt" style:font-weight-asian="bold" style:font-size-complex="14pt" style:font-weight-complex="bold"/>
    </style:style>
    <style:style style:name="T31" style:family="text">
      <style:text-properties officeooo:rsid="0045ad96"/>
    </style:style>
    <style:style style:name="T32" style:family="text">
      <style:text-properties officeooo:rsid="00461709"/>
    </style:style>
    <style:style style:name="T33" style:family="text">
      <style:text-properties officeooo:rsid="0047872f"/>
    </style:style>
    <style:style style:name="T34" style:family="text">
      <style:text-properties officeooo:rsid="00497c80"/>
    </style:style>
    <style:style style:name="T35" style:family="text">
      <style:text-properties officeooo:rsid="0049c0d4"/>
    </style:style>
    <style:style style:name="T36" style:family="text">
      <style:text-properties fo:background-color="#66ff99" loext:char-shading-value="0"/>
    </style:style>
    <style:style style:name="T37" style:family="text">
      <style:text-properties officeooo:rsid="004d76c6"/>
    </style:style>
    <style:style style:name="T38" style:family="text">
      <style:text-properties officeooo:rsid="005000ec"/>
    </style:style>
    <style:style style:name="T39" style:family="text">
      <style:text-properties officeooo:rsid="00516fa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38">Student 1 Name: </text:span>Paul Grad</text:p>
      <text:p text:style-name="P27"><text:span text:style-name="T38">Student 2 Name: </text:span>Mayan Shoshan<text:span text:style-name="T39">i</text:span></text:p>
      <text:p text:style-name="P27"/>
      <text:p text:style-name="P19">Wireshark HTTP</text:p>
      <text:p text:style-name="P12"><text:span text:style-name="T22">Part </text:span>1.</text:p>
      <text:p text:style-name="P2">GET Request:</text:p>
      <text:p text:style-name="P6">cs.uci.edu gaia.cs.umass.edu <text:s text:c="4"/>HTTP <text:s text:c="4"/>431 <text:s text:c="3"/>GET /wireshark-labs/</text:p>
      <text:p text:style-name="P6">HTTP-wireshark-file1.html <text:span text:style-name="T2">HTTP/1.1 </text:span></text:p>
      <text:p text:style-name="P6">Frame 98: 431 bytes on wire (3448 bits), 431 bytes captured (3448 bits) on interface 0</text:p>
      <text:p text:style-name="P6">Ethernet II, Src: dhcp-051237.ics.uci.edu (00:00:00:03:19:12), Dst: 314-vl101.ucinet.uci.edu</text:p>
      <text:p text:style-name="P6">(00:19:07:f1:c0:00)</text:p>
      <text:p text:style-name="P6">Internet Protocol Version 4, Src: dhcp-051237.ics.uci.edu (<text:span text:style-name="T6">128.195.51.237</text:span>), Dst: gaia.cs.umass.edu</text:p>
      <text:p text:style-name="P6">(<text:span text:style-name="T15">128.119.245.12</text:span>)</text:p>
      <text:p text:style-name="P6">Transmission Control Protocol, Src Port: 51506 (51506), Dst Port: http (80), Seq: 1, Ack: 1, Len: 365</text:p>
      <text:p text:style-name="P6">Hypertext Transfer Protocol</text:p>
      <text:p text:style-name="P6"><text:s text:c="4"/>GET /wireshark-labs/HTTP-wireshark-file1.html <text:span text:style-name="T2">HTTP/1.1</text:span>\r\n</text:p>
      <text:p text:style-name="P6"><text:s text:c="8"/>[Expert Info (Chat/Sequence): GET /wireshark-labs/HTTP-wireshark-file1.html HTTP/1.1\r\n]</text:p>
      <text:p text:style-name="P6"><text:s text:c="8"/>Request Method: GET</text:p>
      <text:p text:style-name="P6"><text:s text:c="8"/>Request URI: /wireshark-labs/HTTP-wireshark-file1.html</text:p>
      <text:p text:style-name="P6"><text:s text:c="8"/>Request Version: HTTP/1.1</text:p>
      <text:p text:style-name="P6"><text:s text:c="4"/>Host: gaia.cs.umass.edu\r\n</text:p>
      <text:p text:style-name="P6"><text:s text:c="4"/>User-Agent: Mozilla/5.0 (X11; Ubuntu; Linux x86_64; rv:56.0) Gecko/20100101 Firefox/56.0\r\n</text:p>
      <text:p text:style-name="P6"><text:s text:c="4"/>Accept: text/html,application/xhtml+xml,application/xml;q=0.9,*/*;q=0.8\r\n</text:p>
      <text:p text:style-name="P6"><text:s text:c="4"/><text:span text:style-name="T5">Accept-Language: en-US,en;q=0.5</text:span>\r\n</text:p>
      <text:p text:style-name="P6"><text:s text:c="4"/>Accept-Encoding: gzip, deflate\r\n</text:p>
      <text:p text:style-name="P6"><text:s text:c="4"/>Connection: keep-alive\r\n</text:p>
      <text:p text:style-name="P6"><text:s text:c="4"/>Upgrade-Insecure-Requests: 1\r\n</text:p>
      <text:p text:style-name="P6"><text:s text:c="4"/>\r\n</text:p>
      <text:p text:style-name="P6"><text:s text:c="4"/>[Full request URI: http://gaia.cs.umass.edu/wireshark-labs/HTTP-wireshark-file1.html]</text:p>
      <text:p text:style-name="P6"><text:s text:c="4"/>[HTTP request 1/1]</text:p>
      <text:p text:style-name="P6"><text:s text:c="4"/>[Response in frame: 100]</text:p>
      <text:p text:style-name="P6"/>
      <text:p text:style-name="P3">HTTP Response message:</text:p>
      <text:p text:style-name="P6"><text:s text:c="4"/>100 40.621101716 <text:s text:c="2"/>gaia.cs.umass.edu <text:s text:c="4"/>dhcp-051237.ics.uci.edu HTTP <text:s text:c="4"/>552 <text:s text:c="3"/><text:span text:style-name="T2">HTTP/1.1</text:span> <text:span text:style-name="T16">200</text:span></text:p>
      <text:p text:style-name="P6">OK <text:s/>(text/html)</text:p>
      <text:p text:style-name="P6">Frame 100: 552 bytes on wire (4416 bits), 552 bytes captured (4416 bits) on interface 0</text:p>
      <text:p text:style-name="P6">Ethernet II, Src: 314-vl101.ucinet.uci.edu (00:19:07:f1:c0:00), Dst: dhcp-051237.ics.uci.edu</text:p>
      <text:p text:style-name="P6">(00:00:00:03:19:12)</text:p>
      <text:p text:style-name="P6">Internet Protocol Version 4, Src: gaia.cs.umass.edu (<text:span text:style-name="T15">128.119.245.12</text:span>), Dst: dhcp-051237.ics.uci.edu</text:p>
      <text:p text:style-name="P6">(<text:span text:style-name="T6">128.195.51.237</text:span>)</text:p>
      <text:p text:style-name="P6">Transmission Control Protocol, Src Port: http (80), Dst Port: 51506 (51506), Seq: 1, Ack: 366, Len: 486</text:p>
      <text:p text:style-name="P6">Hypertext Transfer Protocol</text:p>
      <text:p text:style-name="P6"><text:s text:c="4"/><text:span text:style-name="T2">HTTP/1.1</text:span> 200 OK\r\n</text:p>
      <text:p text:style-name="P6"><text:s text:c="8"/>[Expert Info (Chat/Sequence): <text:span text:style-name="T2">HTTP/1.1</text:span> 200 OK\r\n]</text:p>
      <text:p text:style-name="P6"><text:s text:c="8"/>Request Version: <text:span text:style-name="T2">HTTP/1.1</text:span></text:p>
      <text:p text:style-name="P6"><text:s text:c="8"/><text:span text:style-name="T16">Status Code: 200</text:span></text:p>
      <text:p text:style-name="P6"><text:s text:c="8"/>Response Phrase: OK</text:p>
      <text:p text:style-name="P6"><text:s text:c="4"/>Date: Wed, 25 Oct 2017 18:27:01 GMT\r\n</text:p>
      <text:p text:style-name="P6"><text:soft-page-break/><text:s text:c="4"/>Server: Apache/2.4.6 (CentOS) OpenSSL/1.0.2k-fips PHP/5.4.16 mod_perl/2.0.10 Perl/v5.16.3\r\n</text:p>
      <text:p text:style-name="P6"><text:s text:c="4"/><text:span text:style-name="T1">Last-Modified: Wed, 25 Oct 2017 05:59:01 GMT</text:span>\r\n</text:p>
      <text:p text:style-name="P6"><text:s text:c="4"/>ETag: "80-55c58c09a20eb"\r\n</text:p>
      <text:p text:style-name="P6"><text:s text:c="4"/>Accept-Ranges: bytes\r\n</text:p>
      <text:p text:style-name="P6"><text:s text:c="4"/><text:span text:style-name="T19">Content-Length: 128</text:span>\r\n</text:p>
      <text:p text:style-name="P6"><text:s text:c="4"/>Keep-Alive: timeout=5, max=100\r\n</text:p>
      <text:p text:style-name="P6"><text:s text:c="4"/>Connection: Keep-Alive\r\n</text:p>
      <text:p text:style-name="P6"><text:s text:c="4"/>Content-Type: text/html; charset=UTF-8\r\n</text:p>
      <text:p text:style-name="P6"><text:s text:c="4"/>\r\n</text:p>
      <text:p text:style-name="P6"><text:s text:c="4"/>[HTTP response 1/1]</text:p>
      <text:p text:style-name="P6"><text:s text:c="4"/>[Time since request: 0.077937437 seconds]</text:p>
      <text:p text:style-name="P6"><text:s text:c="4"/>[Request in frame: 98]</text:p>
      <text:p text:style-name="P6"><text:s text:c="4"/><text:span text:style-name="T19">File Data: 128 bytes</text:span></text:p>
      <text:p text:style-name="P6">Line-based text data: text/htmli</text:p>
      <text:p text:style-name="P1"/>
      <text:p text:style-name="P1">1. <text:span text:style-name="T3">My browser is running HTTP version 1.1, based on the parts of the GET message highlighted in red. The server is also running HTTP version 1.1, based on the parts of the response message highlighted in red.</text:span></text:p>
      <text:p text:style-name="P1"/>
      <text:p text:style-name="P4">2. <text:span text:style-name="T4">From the green part of the GET request, my browser indicates that it can accept US English and English.</text:span></text:p>
      <text:p text:style-name="P4"/>
      <text:p text:style-name="P5">3. <text:s/><text:span text:style-name="T7">From the blue parts of the GET request and response message, it appears that the IP of my computer is <text:s/></text:span><text:span text:style-name="T9">128.195.51.237. </text:span><text:span text:style-name="T10">From the magenta parts of the GET request and response message, the IP address of the gaia.cs.umass.edu server is <text:s/></text:span><text:span text:style-name="T11">128.119.245.12.</text:span></text:p>
      <text:p text:style-name="P1"/>
      <text:p text:style-name="P7">4. <text:span text:style-name="T17">From the orange parts of the response message, the status code returned by the server is 200.</text:span></text:p>
      <text:p text:style-name="P8"/>
      <text:p text:style-name="P9">5. <text:span text:style-name="T18">From the yellow part of the response message, the html file was last modified on </text:span><text:span text:style-name="T12">Wed, 25 Oct 2017 05:59:01 GMT.</text:span></text:p>
      <text:p text:style-name="P25"/>
      <text:p text:style-name="P10"><text:span text:style-name="T8">6. </text:span><text:span text:style-name="T13">From the purple parts of the response message, 128 bytes of data are being returned to my browser.</text:span></text:p>
      <text:p text:style-name="P26"/>
      <text:p text:style-name="P11"><text:span text:style-name="T13">7. </text:span><text:span text:style-name="T8">No, there are no headers that are not displayed.</text:span></text:p>
      <text:p text:style-name="P23"/>
      <text:p text:style-name="P13"><text:span text:style-name="T23">Part 2</text:span>.</text:p>
      <text:p text:style-name="P14">1<text:span text:style-name="T25">st</text:span> GET:</text:p>
      <text:p text:style-name="P20">/tmp/wireshark_enx000000031912_20171025125516_vnFHzE.pcapng 773 total packets, 8 shown</text:p>
      <text:p text:style-name="P20"><text:s text:c="4"/>346 7.475872477 <text:s text:c="3"/>dhcp-051237.ics.uci.edu gaia.cs.umass.edu <text:s text:c="4"/>HTTP <text:s text:c="4"/>431 <text:s text:c="3"/>GET /wireshark-labs/</text:p>
      <text:p text:style-name="P20">HTTP-wireshark-file4.html HTTP/1.1 </text:p>
      <text:p text:style-name="P20">Frame 346: 431 bytes on wire (3448 bits), 431 bytes captured (3448 bits) on interface 0</text:p>
      <text:p text:style-name="P20">Ethernet II, Src: dhcp-051237.ics.uci.edu (00:00:00:03:19:12), Dst: 314-vl101.ucinet.uci.edu</text:p>
      <text:p text:style-name="P20">(00:19:07:f1:c0:00)</text:p>
      <text:p text:style-name="P20">Internet Protocol Version 4, Src: dhcp-051237.ics.uci.edu (128.195.51.237), <text:span text:style-name="T2">Dst: gaia.cs.umass.edu</text:span></text:p>
      <text:p text:style-name="P24">(128.119.245.12)</text:p>
      <text:p text:style-name="P20">Transmission Control Protocol, Src Port: 52202 (52202), Dst Port: http (80), Seq: 1, Ack: 1, Len: 365</text:p>
      <text:p text:style-name="P20">Hypertext Transfer Protocol</text:p>
      <text:p text:style-name="P20"><text:soft-page-break/><text:s text:c="4"/><text:span text:style-name="T24">GET /wireshark-labs/HTTP-wireshark-file4.html HTTP/1.1\r\n</text:span></text:p>
      <text:p text:style-name="P20"><text:s text:c="8"/>[Expert Info (Chat/Sequence): GET /wireshark-labs/HTTP-wireshark-file4.html HTTP/1.1\r\n]</text:p>
      <text:p text:style-name="P20"><text:s text:c="8"/>Request Method: GET</text:p>
      <text:p text:style-name="P20"><text:s text:c="8"/>Request URI: /wireshark-labs/HTTP-wireshark-file4.html</text:p>
      <text:p text:style-name="P20"><text:s text:c="8"/>Request Version: HTTP/1.1</text:p>
      <text:p text:style-name="P20"><text:s text:c="4"/>Host: gaia.cs.umass.edu\r\n</text:p>
      <text:p text:style-name="P20"><text:s text:c="4"/>User-Agent: Mozilla/5.0 (X11; Ubuntu; Linux x86_64; rv:56.0) Gecko/20100101 Firefox/56.0\r\n</text:p>
      <text:p text:style-name="P20"><text:s text:c="4"/>Accept: text/html,application/xhtml+xml,application/xml;q=0.9,*/*;q=0.8\r\n</text:p>
      <text:p text:style-name="P20"><text:s text:c="4"/>Accept-Language: en-US,en;q=0.5\r\n</text:p>
      <text:p text:style-name="P20"><text:s text:c="4"/>Accept-Encoding: gzip, deflate\r\n</text:p>
      <text:p text:style-name="P20"><text:s text:c="4"/>Connection: keep-alive\r\n</text:p>
      <text:p text:style-name="P20"><text:s text:c="4"/>Upgrade-Insecure-Requests: 1\r\n</text:p>
      <text:p text:style-name="P20"><text:s text:c="4"/>\r\n</text:p>
      <text:p text:style-name="P20"><text:s text:c="4"/>[Full request URI: http://gaia.cs.umass.edu/wireshark-labs/HTTP-wireshark-file4.html]</text:p>
      <text:p text:style-name="P20"><text:s text:c="4"/>[HTTP request 1/2]</text:p>
      <text:p text:style-name="P20"><text:s text:c="4"/>[Response in frame: 349]</text:p>
      <text:p text:style-name="P20"><text:s text:c="4"/>[Next request in frame: 351]</text:p>
      <text:p text:style-name="P14">1<text:span text:style-name="T25">st</text:span> Response:</text:p>
      <text:p text:style-name="P20"><text:s text:c="4"/>349 7.550108951 <text:s text:c="3"/>gaia.cs.umass.edu <text:s text:c="4"/>dhcp-051237.ics.uci.edu HTTP <text:s text:c="4"/>1139 <text:s text:c="2"/>HTTP/1.1 200</text:p>
      <text:p text:style-name="P20">OK <text:s/>(text/html)</text:p>
      <text:p text:style-name="P20">Frame 349: 1139 bytes on wire (9112 bits), 1139 bytes captured (9112 bits) on interface 0</text:p>
      <text:p text:style-name="P20">Ethernet II, Src: 314-vl101.ucinet.uci.edu (00:19:07:f1:c0:00), Dst: dhcp-051237.ics.uci.edu</text:p>
      <text:p text:style-name="P20">(00:00:00:03:19:12)</text:p>
      <text:p text:style-name="P20">Internet Protocol Version 4, Src: gaia.cs.umass.edu (128.119.245.12), Dst: dhcp-051237.ics.uci.edu</text:p>
      <text:p text:style-name="P20">(128.195.51.237)</text:p>
      <text:p text:style-name="P20">Transmission Control Protocol, Src Port: http (80), Dst Port: 52202 (52202), Seq: 1, Ack: 366, Len: 1073</text:p>
      <text:p text:style-name="P20">Hypertext Transfer Protocol</text:p>
      <text:p text:style-name="P20"><text:s text:c="4"/>HTTP/1.1 200 OK\r\n</text:p>
      <text:p text:style-name="P20"><text:s text:c="8"/>[Expert Info (Chat/Sequence): HTTP/1.1 200 OK\r\n]</text:p>
      <text:p text:style-name="P20"><text:s text:c="8"/>Request Version: HTTP/1.1</text:p>
      <text:p text:style-name="P20"><text:s text:c="8"/>Status Code: 200</text:p>
      <text:p text:style-name="P20"><text:s text:c="8"/>Response Phrase: OK</text:p>
      <text:p text:style-name="P20"><text:s text:c="4"/>Date: Wed, 25 Oct 2017 19:55:24 GMT\r\n</text:p>
      <text:p text:style-name="P20"><text:s text:c="4"/>Server: Apache/2.4.6 (CentOS) OpenSSL/1.0.2k-fips PHP/5.4.16 mod_perl/2.0.10 Perl/v5.16.3\r\n</text:p>
      <text:p text:style-name="P20"><text:s text:c="4"/>Last-Modified: Wed, 25 Oct 2017 05:59:01 GMT\r\n</text:p>
      <text:p text:style-name="P20"><text:s text:c="4"/>ETag: "2ca-55c58c09a1533"\r\n</text:p>
      <text:p text:style-name="P20"><text:s text:c="4"/>Accept-Ranges: bytes\r\n</text:p>
      <text:p text:style-name="P20"><text:s text:c="4"/>Content-Length: 714\r\n</text:p>
      <text:p text:style-name="P20"><text:s text:c="4"/>Keep-Alive: timeout=5, max=100\r\n</text:p>
      <text:p text:style-name="P20"><text:s text:c="4"/><text:span text:style-name="T8">Connection: Keep-Alive\r\n</text:span></text:p>
      <text:p text:style-name="P20"><text:s text:c="4"/>Content-Type: text/html; charset=UTF-8\r\n</text:p>
      <text:p text:style-name="P20"><text:s text:c="4"/>\r\n</text:p>
      <text:p text:style-name="P20"><text:s text:c="4"/>[HTTP response 1/2]</text:p>
      <text:p text:style-name="P20"><text:s text:c="4"/>[Time since request: 0.074236474 seconds]</text:p>
      <text:p text:style-name="P20"><text:s text:c="4"/>[Request in frame: 346]</text:p>
      <text:p text:style-name="P20"><text:s text:c="4"/>[Next request in frame: 351]</text:p>
      <text:p text:style-name="P20"><text:s text:c="4"/>[Next response in frame: 356]</text:p>
      <text:p text:style-name="P20"><text:s text:c="4"/>File Data: 714 bytes</text:p>
      <text:p text:style-name="P20"><text:soft-page-break/>Line-based text data: text/html</text:p>
      <text:p text:style-name="P20"><text:s text:c="4"/>&lt;html&gt;\n</text:p>
      <text:p text:style-name="P20"><text:s text:c="4"/>&lt;head&gt;\n</text:p>
      <text:p text:style-name="P20"><text:s text:c="4"/>&lt;title&gt;Lab2-4 file: Embedded URLs&lt;/title&gt;\n</text:p>
      <text:p text:style-name="P20"><text:s text:c="4"/>&lt;meta http-equiv="Content-Type" content="text/html; charset=iso-8859-1"&gt;\n</text:p>
      <text:p text:style-name="P20"><text:s text:c="4"/>&lt;/head&gt;\n</text:p>
      <text:p text:style-name="P20"><text:s text:c="4"/>\n</text:p>
      <text:p text:style-name="P20"><text:s text:c="4"/>&lt;body bgcolor="#FFFFFF" text="#000000"&gt;\n</text:p>
      <text:p text:style-name="P20"><text:s text:c="4"/>\n</text:p>
      <text:p text:style-name="P20"><text:s text:c="4"/>&lt;p&gt;\n</text:p>
      <text:p text:style-name="P20"><text:s text:c="4"/>&lt;img src="http://gaia.cs.umass.edu/pearson.png" WIDTH="70" HEIGHT="41" &gt; &lt;/p&gt;\n</text:p>
      <text:p text:style-name="P20"><text:s text:c="4"/>&lt;p&gt;This little HTML file is being served by gaia.cs.umass.edu. \n</text:p>
      <text:p text:style-name="P20"><text:s text:c="4"/>It contains two embedded images. &lt;br&gt; The image above, also served from the \n</text:p>
      <text:p text:style-name="P20"><text:s text:c="4"/>gaia.cs.umass.edu web site, is the logo of our publisher, Pearson. &lt;br&gt;\n</text:p>
      <text:p text:style-name="P20"><text:s text:c="4"/>The image of our 5th edition book cover below is stored at, and served from, the www server</text:p>
      <text:p text:style-name="P20">caite.cs.umass.edu:&lt;/p&gt;\n</text:p>
      <text:p text:style-name="P20"><text:s text:c="4"/>&lt;p align="left"&gt;&lt;img src="http://manic.cs.umass.edu/~kurose/cover_5th_ed.jpg" width="168"</text:p>
      <text:p text:style-name="P20">height="220"&gt;&lt;/p&gt;\n</text:p>
      <text:p text:style-name="P20"><text:s text:c="4"/>&lt;/body&gt;\n</text:p>
      <text:p text:style-name="P20"><text:s text:c="4"/>&lt;/html&gt;\n/tmp/wireshark_enx000000031912_20171025125516_vnFHzE.pcapng 773 total packets, 8 shown</text:p>
      <text:p text:style-name="P15"><text:span text:style-name="T31">2</text:span><text:span text:style-name="T26">nd</text:span><text:span text:style-name="T31"> </text:span>GET:</text:p>
      <text:p text:style-name="P20"><text:s text:c="4"/>351 7.607734652 <text:s text:c="3"/>dhcp-051237.ics.uci.edu gaia.cs.umass.edu <text:s text:c="4"/>HTTP <text:s text:c="4"/>388 <text:s text:c="3"/>GET /pearson.png</text:p>
      <text:p text:style-name="P20">HTTP/1.1 </text:p>
      <text:p text:style-name="P20">Frame 351: 388 bytes on wire (3104 bits), 388 bytes captured (3104 bits) on interface 0</text:p>
      <text:p text:style-name="P20">Ethernet II, Src: dhcp-051237.ics.uci.edu (00:00:00:03:19:12), Dst: 314-vl101.ucinet.uci.edu</text:p>
      <text:p text:style-name="P20">(00:19:07:f1:c0:00)</text:p>
      <text:p text:style-name="P20">Internet Protocol Version 4, Src: dhcp-051237.ics.uci.edu (128.195.51.237), <text:span text:style-name="T2">Dst: gaia.cs.umass.edu</text:span></text:p>
      <text:p text:style-name="P24">(128.119.245.12)</text:p>
      <text:p text:style-name="P20">Transmission Control Protocol, Src Port: 52202 (52202), Dst Port: http (80), Seq: 366, Ack: 1074, Len: 322</text:p>
      <text:p text:style-name="P20">Hypertext Transfer Protocol</text:p>
      <text:p text:style-name="P20"><text:s text:c="4"/><text:span text:style-name="T24">GET /pearson.png HTTP/1.1\r\n</text:span></text:p>
      <text:p text:style-name="P20"><text:s text:c="8"/>[Expert Info (Chat/Sequence): GET /pearson.png HTTP/1.1\r\n]</text:p>
      <text:p text:style-name="P20"><text:s text:c="8"/>Request Method: GET</text:p>
      <text:p text:style-name="P20"><text:s text:c="8"/>Request URI: /pearson.png</text:p>
      <text:p text:style-name="P20"><text:s text:c="8"/>Request Version: HTTP/1.1</text:p>
      <text:p text:style-name="P20"><text:s text:c="4"/>Host: gaia.cs.umass.edu\r\n</text:p>
      <text:p text:style-name="P20"><text:s text:c="4"/>User-Agent: Mozilla/5.0 (X11; Ubuntu; Linux x86_64; rv:56.0) Gecko/20100101 Firefox/56.0\r\n</text:p>
      <text:p text:style-name="P20"><text:s text:c="4"/>Accept: */*\r\n</text:p>
      <text:p text:style-name="P20"><text:s text:c="4"/>Accept-Language: en-US,en;q=0.5\r\n</text:p>
      <text:p text:style-name="P20"><text:s text:c="4"/>Accept-Encoding: gzip, deflate\r\n</text:p>
      <text:p text:style-name="P20"><text:s text:c="4"/>Referer: http://gaia.cs.umass.edu/wireshark-labs/HTTP-wireshark-file4.html\r\n</text:p>
      <text:p text:style-name="P20"><text:s text:c="4"/>Connection: keep-alive\r\n</text:p>
      <text:p text:style-name="P20"><text:s text:c="4"/>\r\n</text:p>
      <text:p text:style-name="P20"><text:s text:c="4"/>[Full request URI: http://gaia.cs.umass.edu/pearson.png]</text:p>
      <text:p text:style-name="P20"><text:s text:c="4"/>[HTTP request 2/2]</text:p>
      <text:p text:style-name="P20"><text:s text:c="4"/>[Prev request in frame: 346]</text:p>
      <text:p text:style-name="P20"><text:s text:c="4"/>[Response in frame: 356]</text:p>
      <text:p text:style-name="P15"><text:soft-page-break/><text:span text:style-name="T31">2</text:span><text:span text:style-name="T26">nd</text:span><text:span text:style-name="T31"> Response</text:span>:</text:p>
      <text:p text:style-name="P20"><text:s text:c="4"/>356 7.682701758 <text:s text:c="3"/>gaia.cs.umass.edu <text:s text:c="4"/>dhcp-051237.ics.uci.edu HTTP <text:s text:c="4"/>781 <text:s text:c="3"/>HTTP/1.1 200</text:p>
      <text:p text:style-name="P20">OK <text:s/>(PNG)</text:p>
      <text:p text:style-name="P20">Frame 356: 781 bytes on wire (6248 bits), 781 bytes captured (6248 bits) on interface 0</text:p>
      <text:p text:style-name="P20">Ethernet II, Src: 314-vl101.ucinet.uci.edu (00:19:07:f1:c0:00), Dst: dhcp-051237.ics.uci.edu</text:p>
      <text:p text:style-name="P20">(00:00:00:03:19:12)</text:p>
      <text:p text:style-name="P20">Internet Protocol Version 4, Src: gaia.cs.umass.edu (128.119.245.12), Dst: dhcp-051237.ics.uci.edu</text:p>
      <text:p text:style-name="P20">(128.195.51.237)</text:p>
      <text:p text:style-name="P20">Transmission Control Protocol, Src Port: http (80), Dst Port: 52202 (52202), Seq: 3970, Ack: 688, Len: 715</text:p>
      <text:p text:style-name="P20">[3 Reassembled TCP Segments (3611 bytes): #352(1448), #354(1448), #356(715)]</text:p>
      <text:p text:style-name="P20"><text:s text:c="4"/>[Frame: 352, payload: 0-1447 (1448 bytes)]</text:p>
      <text:p text:style-name="P20"><text:s text:c="4"/>[Frame: 354, payload: 1448-2895 (1448 bytes)]</text:p>
      <text:p text:style-name="P20"><text:s text:c="4"/>[Frame: 356, payload: 2896-3610 (715 bytes)]</text:p>
      <text:p text:style-name="P20"><text:s text:c="4"/>[Segment count: 3]</text:p>
      <text:p text:style-name="P20"><text:s text:c="4"/>[Reassembled TCP length: 3611]</text:p>
      <text:p text:style-name="P20"><text:s text:c="4"/>[Reassembled TCP Data: 485454502f312e3120323030204f4b0d0a446174653a2057...]</text:p>
      <text:p text:style-name="P20">Hypertext Transfer Protocol</text:p>
      <text:p text:style-name="P20"><text:s text:c="4"/>HTTP/1.1 200 OK\r\n</text:p>
      <text:p text:style-name="P20"><text:s text:c="8"/>[Expert Info (Chat/Sequence): HTTP/1.1 200 OK\r\n]</text:p>
      <text:p text:style-name="P20"><text:s text:c="8"/>Request Version: HTTP/1.1</text:p>
      <text:p text:style-name="P20"><text:s text:c="8"/>Status Code: 200</text:p>
      <text:p text:style-name="P20"><text:s text:c="8"/>Response Phrase: OK</text:p>
      <text:p text:style-name="P20"><text:s text:c="4"/><text:span text:style-name="T8">Date: Wed, 25 Oct 2017 19:55:24 GMT\r\n</text:span></text:p>
      <text:p text:style-name="P20"><text:s text:c="4"/>Server: Apache/2.4.6 (CentOS) OpenSSL/1.0.2k-fips PHP/5.4.16 mod_perl/2.0.10 Perl/v5.16.3\r\n</text:p>
      <text:p text:style-name="P20"><text:s text:c="4"/>Last-Modified: Sat, 06 Aug 2016 10:08:14 GMT\r\n</text:p>
      <text:p text:style-name="P20"><text:s text:c="4"/>ETag: "cc3-539645c7f1ee7"\r\n</text:p>
      <text:p text:style-name="P20"><text:s text:c="4"/>Accept-Ranges: bytes\r\n</text:p>
      <text:p text:style-name="P20"><text:s text:c="4"/>Content-Length: 3267\r\n</text:p>
      <text:p text:style-name="P20"><text:s text:c="4"/>Keep-Alive: timeout=5, max=99\r\n</text:p>
      <text:p text:style-name="P20"><text:s text:c="4"/><text:span text:style-name="T8">Connection: Keep-Alive\r\n</text:span></text:p>
      <text:p text:style-name="P20"><text:s text:c="4"/>Content-Type: image/png\r\n</text:p>
      <text:p text:style-name="P20"><text:s text:c="4"/>\r\n</text:p>
      <text:p text:style-name="P20"><text:s text:c="4"/>[HTTP response 2/2]</text:p>
      <text:p text:style-name="P20"><text:s text:c="4"/>[Time since request: 0.074967106 seconds]</text:p>
      <text:p text:style-name="P20"><text:s text:c="4"/>[Prev request in frame: 346]</text:p>
      <text:p text:style-name="P20"><text:s text:c="4"/>[Prev response in frame: 349]</text:p>
      <text:p text:style-name="P20"><text:s text:c="4"/>[Request in frame: 351]</text:p>
      <text:p text:style-name="P20"><text:s text:c="4"/>File Data: 3267 bytes</text:p>
      <text:p text:style-name="P20">Portable Network Graphics</text:p>
      <text:p text:style-name="P16"><text:span text:style-name="T32">3</text:span><text:span text:style-name="T27">rd</text:span> GET:</text:p>
      <text:p text:style-name="P20"><text:s text:c="4"/>361 8.577484794 <text:s text:c="3"/>dhcp-051237.ics.uci.edu caite.cs.umass.edu <text:s text:c="3"/>HTTP <text:s text:c="4"/>402 <text:s text:c="3"/>GET /~kurose/</text:p>
      <text:p text:style-name="P20">cover_5th_ed.jpg HTTP/1.1 </text:p>
      <text:p text:style-name="P20">Frame 361: 402 bytes on wire (3216 bits), 402 bytes captured (3216 bits) on interface 0</text:p>
      <text:p text:style-name="P20">Ethernet II, Src: dhcp-051237.ics.uci.edu (00:00:00:03:19:12), Dst: 314-vl101.ucinet.uci.edu</text:p>
      <text:p text:style-name="P20">(00:19:07:f1:c0:00)</text:p>
      <text:p text:style-name="P20">Internet Protocol Version 4, Src: dhcp-051237.ics.uci.edu (128.195.51.237), <text:span text:style-name="T2">Dst: caite.cs.umass.edu</text:span></text:p>
      <text:p text:style-name="P24">(128.119.240.90)</text:p>
      <text:p text:style-name="P20"><text:soft-page-break/>Transmission Control Protocol, Src Port: 33702 (33702), Dst Port: http (80), Seq: 1, Ack: 1, Len: 336</text:p>
      <text:p text:style-name="P20">Hypertext Transfer Protocol</text:p>
      <text:p text:style-name="P20"><text:s text:c="4"/><text:span text:style-name="T24">GET /~kurose/cover_5th_ed.jpg HTTP/1.1\r\n</text:span></text:p>
      <text:p text:style-name="P20"><text:s text:c="8"/>[Expert Info (Chat/Sequence): GET /~kurose/cover_5th_ed.jpg HTTP/1.1\r\n]</text:p>
      <text:p text:style-name="P20"><text:s text:c="8"/>Request Method: GET/tmp/wireshark_enx000000031912_20171025125516_vnFHzE.pcapng 773 total packets, 8 shown</text:p>
      <text:p text:style-name="P20"><text:s text:c="8"/>Request URI: /~kurose/cover_5th_ed.jpg</text:p>
      <text:p text:style-name="P20"><text:s text:c="8"/>Request Version: HTTP/1.1</text:p>
      <text:p text:style-name="P20"><text:s text:c="4"/>Host: manic.cs.umass.edu\r\n</text:p>
      <text:p text:style-name="P20"><text:s text:c="4"/>User-Agent: Mozilla/5.0 (X11; Ubuntu; Linux x86_64; rv:56.0) Gecko/20100101 Firefox/56.0\r\n</text:p>
      <text:p text:style-name="P20"><text:s text:c="4"/>Accept: */*\r\n</text:p>
      <text:p text:style-name="P20"><text:s text:c="4"/>Accept-Language: en-US,en;q=0.5\r\n</text:p>
      <text:p text:style-name="P20"><text:s text:c="4"/>Accept-Encoding: gzip, deflate\r\n</text:p>
      <text:p text:style-name="P20"><text:s text:c="4"/>Referer: http://gaia.cs.umass.edu/wireshark-labs/HTTP-wireshark-file4.html\r\n</text:p>
      <text:p text:style-name="P20"><text:s text:c="4"/>Connection: keep-alive\r\n</text:p>
      <text:p text:style-name="P20"><text:s text:c="4"/>\r\n</text:p>
      <text:p text:style-name="P20"><text:s text:c="4"/>[Full request URI: http://manic.cs.umass.edu/~kurose/cover_5th_ed.jpg]</text:p>
      <text:p text:style-name="P20"><text:s text:c="4"/>[HTTP request 1/1]</text:p>
      <text:p text:style-name="P20"><text:s text:c="4"/>[Response in frame: 363]</text:p>
      <text:p text:style-name="P17"><text:span text:style-name="T33">3</text:span><text:span text:style-name="T28">rd</text:span><text:span text:style-name="T33"> Response</text:span>:</text:p>
      <text:p text:style-name="P20"><text:s text:c="4"/>363 8.652731404 <text:s text:c="3"/>caite.cs.umass.edu <text:s text:c="3"/>dhcp-051237.ics.uci.edu HTTP <text:s text:c="4"/>522 <text:s text:c="3"/>HTTP/1.1 302 Found</text:p>
      <text:p text:style-name="P20">(text/html)</text:p>
      <text:p text:style-name="P20">Frame 363: 522 bytes on wire (4176 bits), 522 bytes captured (4176 bits) on interface 0</text:p>
      <text:p text:style-name="P20">Ethernet II, Src: 314-vl101.ucinet.uci.edu (00:19:07:f1:c0:00), Dst: dhcp-051237.ics.uci.edu</text:p>
      <text:p text:style-name="P20">(00:00:00:03:19:12)</text:p>
      <text:p text:style-name="P20">Internet Protocol Version 4, Src: caite.cs.umass.edu (128.119.240.90), Dst: dhcp-051237.ics.uci.edu</text:p>
      <text:p text:style-name="P20">(128.195.51.237)</text:p>
      <text:p text:style-name="P20">Transmission Control Protocol, Src Port: http (80), Dst Port: 33702 (33702), Seq: 1, Ack: 337, Len: 456</text:p>
      <text:p text:style-name="P20">Hypertext Transfer Protocol</text:p>
      <text:p text:style-name="P20"><text:s text:c="4"/>HTTP/1.1 302 Found\r\n</text:p>
      <text:p text:style-name="P20"><text:s text:c="8"/>[Expert Info (Chat/Sequence): HTTP/1.1 302 Found\r\n]</text:p>
      <text:p text:style-name="P20"><text:s text:c="8"/>Request Version: HTTP/1.1</text:p>
      <text:p text:style-name="P20"><text:s text:c="8"/>Status Code: 302</text:p>
      <text:p text:style-name="P20"><text:s text:c="8"/>Response Phrase: Found</text:p>
      <text:p text:style-name="P20"><text:s text:c="4"/>Date: Wed, 25 Oct 2017 19:55:25 GMT\r\n</text:p>
      <text:p text:style-name="P20"><text:s text:c="4"/>Server: Apache\r\n</text:p>
      <text:p text:style-name="P20"><text:s text:c="4"/>Location: http://caite.cs.umass.edu/~kurose/cover_5th_ed.jpg\r\n</text:p>
      <text:p text:style-name="P20"><text:s text:c="4"/>Content-Length: 234\r\n</text:p>
      <text:p text:style-name="P20"><text:s text:c="4"/><text:span text:style-name="T36">Connection: close\r\n</text:span></text:p>
      <text:p text:style-name="P20"><text:s text:c="4"/>Content-Type: text/html; charset=iso-8859-1\r\n</text:p>
      <text:p text:style-name="P20"><text:s text:c="4"/>\r\n</text:p>
      <text:p text:style-name="P20"><text:s text:c="4"/>[HTTP response 1/1]</text:p>
      <text:p text:style-name="P20"><text:s text:c="4"/>[Time since request: 0.075246610 seconds]</text:p>
      <text:p text:style-name="P20"><text:s text:c="4"/>[Request in frame: 361]</text:p>
      <text:p text:style-name="P20"><text:s text:c="4"/>File Data: 234 bytes</text:p>
      <text:p text:style-name="P20">Line-based text data: text/html</text:p>
      <text:p text:style-name="P20"><text:s text:c="4"/>&lt;!DOCTYPE HTML PUBLIC "-//IETF//DTD HTML 2.0//EN"&gt;\n</text:p>
      <text:p text:style-name="P20"><text:s text:c="4"/>&lt;html&gt;&lt;head&gt;\n</text:p>
      <text:p text:style-name="P20"><text:soft-page-break/><text:s text:c="4"/>&lt;title&gt;302 Found&lt;/title&gt;\n</text:p>
      <text:p text:style-name="P20"><text:s text:c="4"/>&lt;/head&gt;&lt;body&gt;\n</text:p>
      <text:p text:style-name="P20"><text:s text:c="4"/>&lt;h1&gt;Found&lt;/h1&gt;\n</text:p>
      <text:p text:style-name="P20"><text:s text:c="4"/>&lt;p&gt;The document has moved &lt;a href="http://caite.cs.umass.edu/~kurose/cover_5th_ed.jpg"&gt;here&lt;/a&gt;.&lt;/p&gt;\n</text:p>
      <text:p text:style-name="P20"><text:s text:c="4"/>&lt;/body&gt;&lt;/html&gt;\n</text:p>
      <text:p text:style-name="P18"><text:span text:style-name="T34">4</text:span><text:span text:style-name="T29">th</text:span> GET:</text:p>
      <text:p text:style-name="P20"><text:s text:c="4"/>371 8.777541915 <text:s text:c="3"/>dhcp-051237.ics.uci.edu caite.cs.umass.edu <text:s text:c="3"/>HTTP <text:s text:c="4"/>402 <text:s text:c="3"/>GET /~kurose/</text:p>
      <text:p text:style-name="P20">cover_5th_ed.jpg HTTP/1.1 </text:p>
      <text:p text:style-name="P20">Frame 371: 402 bytes on wire (3216 bits), 402 bytes captured (3216 bits) on interface 0</text:p>
      <text:p text:style-name="P20">Ethernet II, Src: dhcp-051237.ics.uci.edu (00:00:00:03:19:12), Dst: 314-vl101.ucinet.uci.edu</text:p>
      <text:p text:style-name="P20">(00:19:07:f1:c0:00)</text:p>
      <text:p text:style-name="P20">Internet Protocol Version 4, Src: dhcp-051237.ics.uci.edu (128.195.51.237), <text:span text:style-name="T2">Dst: caite.cs.umass.edu</text:span></text:p>
      <text:p text:style-name="P24">(128.119.240.90)</text:p>
      <text:p text:style-name="P20">Transmission Control Protocol, Src Port: 33704 (33704), Dst Port: http (80), Seq: 1, Ack: 1, Len: 336</text:p>
      <text:p text:style-name="P20">Hypertext Transfer Protocol</text:p>
      <text:p text:style-name="P20"><text:s text:c="4"/><text:span text:style-name="T24">GET /~kurose/cover_5th_ed.jpg HTTP/1.1\r\n</text:span></text:p>
      <text:p text:style-name="P20"><text:s text:c="8"/>[Expert Info (Chat/Sequence): GET /~kurose/cover_5th_ed.jpg HTTP/1.1\r\n]</text:p>
      <text:p text:style-name="P20"><text:s text:c="8"/>Request Method: GET</text:p>
      <text:p text:style-name="P20"><text:s text:c="8"/>Request URI: /~kurose/cover_5th_ed.jpg</text:p>
      <text:p text:style-name="P20"><text:s text:c="8"/>Request Version: HTTP/1.1</text:p>
      <text:p text:style-name="P20"><text:s text:c="4"/>Host: caite.cs.umass.edu\r\n</text:p>
      <text:p text:style-name="P20"><text:s text:c="4"/>User-Agent: Mozilla/5.0 (X11; Ubuntu; Linux x86_64; rv:56.0) Gecko/20100101 Firefox/56.0\r\n</text:p>
      <text:p text:style-name="P20"><text:s text:c="4"/>Accept: */*\r\n</text:p>
      <text:p text:style-name="P20"><text:s text:c="4"/>Accept-Language: en-US,en;q=0.5\r\n</text:p>
      <text:p text:style-name="P20"><text:s text:c="4"/>Accept-Encoding: gzip, deflate\r\n</text:p>
      <text:p text:style-name="P20"><text:s text:c="4"/>Referer: http://gaia.cs.umass.edu/wireshark-labs/HTTP-wireshark-file4.html\r\n</text:p>
      <text:p text:style-name="P20"><text:s text:c="4"/>Connection: keep-alive\r\n</text:p>
      <text:p text:style-name="P20"><text:s text:c="4"/>\r\n</text:p>
      <text:p text:style-name="P20"><text:s text:c="4"/>[Full request URI: http://caite.cs.umass.edu/~kurose/cover_5th_ed.jpg]</text:p>
      <text:p text:style-name="P20"><text:s text:c="4"/>[HTTP request 1/1]</text:p>
      <text:p text:style-name="P21"><text:s text:c="4"/>[Response in frame: 508]<text:line-break/><text:span text:style-name="T21">4</text:span><text:span text:style-name="T30">th</text:span><text:span text:style-name="T21"> Response</text:span><text:span text:style-name="T20">:</text:span></text:p>
      <text:p text:style-name="P20"><text:s text:c="4"/>508 9.019305309 <text:s text:c="3"/>caite.cs.umass.edu <text:s text:c="3"/>dhcp-051237.ics.uci.edu HTTP <text:s text:c="4"/>1366 <text:s text:c="2"/>HTTP/1.1 200</text:p>
      <text:p text:style-name="P20">OK <text:s/>(JPEG JFIF image)</text:p>
      <text:p text:style-name="P20">Frame 508: 1366 bytes on wire (10928 bits), 1366 bytes captured (10928 bits) on interface 0</text:p>
      <text:p text:style-name="P20">Ethernet II, Src: 314-vl101.ucinet.uci.edu (00:19:07:f1:c0:00), Dst: dhcp-051237.ics.uci.edu</text:p>
      <text:p text:style-name="P20">(00:00:00:03:19:12)/tmp/wireshark_enx000000031912_20171025125516_vnFHzE.pcapng 773 total packets, 8 shown</text:p>
      <text:p text:style-name="P20">Internet Protocol Version 4, Src: caite.cs.umass.edu (128.119.240.90), Dst: dhcp-051237.ics.uci.edu</text:p>
      <text:p text:style-name="P20">(128.195.51.237)</text:p>
      <text:p text:style-name="P20">Transmission Control Protocol, Src Port: http (80), Dst Port: 33704 (33704), Seq: 99913, Ack: 337, Len:</text:p>
      <text:p text:style-name="P20">1300</text:p>
      <text:p text:style-name="P20">[70 Reassembled TCP Segments (101212 bytes): #373(1448), #375(1448), #377(1448), #379(1448), #381(1448),</text:p>
      <text:p text:style-name="P20">#383(1448), #385(1448), #387(1448), #389(1448), #391(1448), #393(1448), #395(1448), #397(1448),</text:p>
      <text:p text:style-name="P20">#399(1448), #401(1448), #403(1448), #40]</text:p>
      <text:p text:style-name="P20"><text:soft-page-break/><text:s text:c="4"/>[Frame: 373, payload: 0-1447 (1448 bytes)]</text:p>
      <text:p text:style-name="P20"><text:s text:c="4"/>[Frame: 375, payload: 1448-2895 (1448 bytes)]</text:p>
      <text:p text:style-name="P20"><text:s text:c="4"/>[Frame: 377, payload: 2896-4343 (1448 bytes)]</text:p>
      <text:p text:style-name="P20"><text:s text:c="4"/>[Frame: 379, payload: 4344-5791 (1448 bytes)]</text:p>
      <text:p text:style-name="P20"><text:s text:c="4"/>[Frame: 381, payload: 5792-7239 (1448 bytes)]</text:p>
      <text:p text:style-name="P20"><text:s text:c="4"/>[Frame: 383, payload: 7240-8687 (1448 bytes)]</text:p>
      <text:p text:style-name="P20"><text:s text:c="4"/>[Frame: 385, payload: 8688-10135 (1448 bytes)]</text:p>
      <text:p text:style-name="P20"><text:s text:c="4"/>[Frame: 387, payload: 10136-11583 (1448 bytes)]</text:p>
      <text:p text:style-name="P20"><text:s text:c="4"/>[Frame: 389, payload: 11584-13031 (1448 bytes)]</text:p>
      <text:p text:style-name="P20"><text:s text:c="4"/>[Frame: 391, payload: 13032-14479 (1448 bytes)]</text:p>
      <text:p text:style-name="P20"><text:s text:c="4"/>[Frame: 393, payload: 14480-15927 (1448 bytes)]</text:p>
      <text:p text:style-name="P20"><text:s text:c="4"/>[Frame: 395, payload: 15928-17375 (1448 bytes)]</text:p>
      <text:p text:style-name="P20"><text:s text:c="4"/>[Frame: 397, payload: 17376-18823 (1448 bytes)]</text:p>
      <text:p text:style-name="P20"><text:s text:c="4"/>[Frame: 399, payload: 18824-20271 (1448 bytes)]</text:p>
      <text:p text:style-name="P20"><text:s text:c="4"/>[Frame: 401, payload: 20272-21719 (1448 bytes)]</text:p>
      <text:p text:style-name="P20"><text:s text:c="4"/>[Frame: 403, payload: 21720-23167 (1448 bytes)]</text:p>
      <text:p text:style-name="P20"><text:s text:c="4"/>[Frame: 405, payload: 23168-24615 (1448 bytes)]</text:p>
      <text:p text:style-name="P20"><text:s text:c="4"/>[Frame: 407, payload: 24616-26063 (1448 bytes)]</text:p>
      <text:p text:style-name="P20"><text:s text:c="4"/>[Frame: 409, payload: 26064-27511 (1448 bytes)]</text:p>
      <text:p text:style-name="P20"><text:s text:c="4"/>[Frame: 411, payload: 27512-28959 (1448 bytes)]</text:p>
      <text:p text:style-name="P20"><text:s text:c="4"/>[Frame: 413, payload: 28960-30407 (1448 bytes)]</text:p>
      <text:p text:style-name="P20"><text:s text:c="4"/>[Frame: 415, payload: 30408-31855 (1448 bytes)]</text:p>
      <text:p text:style-name="P20"><text:s text:c="4"/>[Frame: 417, payload: 31856-33303 (1448 bytes)]</text:p>
      <text:p text:style-name="P20"><text:s text:c="4"/>[Frame: 419, payload: 33304-34751 (1448 bytes)]</text:p>
      <text:p text:style-name="P20"><text:s text:c="4"/>[Frame: 421, payload: 34752-36199 (1448 bytes)]</text:p>
      <text:p text:style-name="P20"><text:s text:c="4"/>[Frame: 423, payload: 36200-37647 (1448 bytes)]</text:p>
      <text:p text:style-name="P20"><text:s text:c="4"/>[Frame: 425, payload: 37648-39095 (1448 bytes)]</text:p>
      <text:p text:style-name="P20"><text:s text:c="4"/>[Frame: 427, payload: 39096-40543 (1448 bytes)]</text:p>
      <text:p text:style-name="P20"><text:s text:c="4"/>[Frame: 429, payload: 40544-41991 (1448 bytes)]</text:p>
      <text:p text:style-name="P20"><text:s text:c="4"/>[Frame: 431, payload: 41992-43439 (1448 bytes)]</text:p>
      <text:p text:style-name="P20"><text:s text:c="4"/>[Frame: 433, payload: 43440-44887 (1448 bytes)]</text:p>
      <text:p text:style-name="P20"><text:s text:c="4"/>[Frame: 435, payload: 44888-46335 (1448 bytes)]</text:p>
      <text:p text:style-name="P20"><text:s text:c="4"/>[Frame: 437, payload: 46336-47783 (1448 bytes)]</text:p>
      <text:p text:style-name="P20"><text:s text:c="4"/>[Frame: 439, payload: 47784-49231 (1448 bytes)]</text:p>
      <text:p text:style-name="P20"><text:s text:c="4"/>[Frame: 441, payload: 49232-50679 (1448 bytes)]</text:p>
      <text:p text:style-name="P20"><text:s text:c="4"/>[Frame: 443, payload: 50680-52127 (1448 bytes)]</text:p>
      <text:p text:style-name="P20"><text:s text:c="4"/>[Frame: 445, payload: 52128-53575 (1448 bytes)]</text:p>
      <text:p text:style-name="P20"><text:s text:c="4"/>[Frame: 447, payload: 53576-55023 (1448 bytes)]</text:p>
      <text:p text:style-name="P20"><text:s text:c="4"/>[Frame: 449, payload: 55024-56471 (1448 bytes)]</text:p>
      <text:p text:style-name="P20"><text:s text:c="4"/>[Frame: 451, payload: 56472-57919 (1448 bytes)]</text:p>
      <text:p text:style-name="P20"><text:s text:c="4"/>[Frame: 453, payload: 57920-59367 (1448 bytes)]</text:p>
      <text:p text:style-name="P20"><text:s text:c="4"/>[Frame: 455, payload: 59368-60815 (1448 bytes)]</text:p>
      <text:p text:style-name="P20"><text:s text:c="4"/>[Frame: 457, payload: 60816-62263 (1448 bytes)]</text:p>
      <text:p text:style-name="P20"><text:s text:c="4"/>[Frame: 459, payload: 62264-63711 (1448 bytes)]</text:p>
      <text:p text:style-name="P20"><text:s text:c="4"/>[Frame: 461, payload: 63712-65159 (1448 bytes)]</text:p>
      <text:p text:style-name="P20"><text:s text:c="4"/>[Frame: 463, payload: 65160-66607 (1448 bytes)]</text:p>
      <text:p text:style-name="P20"><text:s text:c="4"/>[Frame: 465, payload: 66608-68055 (1448 bytes)]</text:p>
      <text:p text:style-name="P20"><text:s text:c="4"/>[Frame: 467, payload: 68056-69503 (1448 bytes)]</text:p>
      <text:p text:style-name="P20"><text:s text:c="4"/>[Frame: 469, payload: 69504-70951 (1448 bytes)]</text:p>
      <text:p text:style-name="P20"><text:soft-page-break/><text:s text:c="4"/>[Frame: 471, payload: 70952-72399 (1448 bytes)]</text:p>
      <text:p text:style-name="P20"><text:s text:c="4"/>[Frame: 473, payload: 72400-73847 (1448 bytes)]</text:p>
      <text:p text:style-name="P20"><text:s text:c="4"/>[Frame: 475, payload: 73848-75295 (1448 bytes)]</text:p>
      <text:p text:style-name="P20"><text:s text:c="4"/>[Frame: 477, payload: 75296-76743 (1448 bytes)]</text:p>
      <text:p text:style-name="P20"><text:s text:c="4"/>[Frame: 479, payload: 76744-78191 (1448 bytes)]</text:p>
      <text:p text:style-name="P20"><text:s text:c="4"/>[Frame: 481, payload: 78192-79639 (1448 bytes)]</text:p>
      <text:p text:style-name="P20"><text:s text:c="4"/>[Frame: 483, payload: 79640-81087 (1448 bytes)]</text:p>
      <text:p text:style-name="P20"><text:s text:c="4"/>[Frame: 485, payload: 81088-82535 (1448 bytes)]</text:p>
      <text:p text:style-name="P20"><text:s text:c="4"/>[Frame: 487, payload: 82536-83983 (1448 bytes)]</text:p>
      <text:p text:style-name="P20"><text:s text:c="4"/>[Frame: 489, payload: 83984-85431 (1448 bytes)]</text:p>
      <text:p text:style-name="P20"><text:s text:c="4"/>[Frame: 491, payload: 85432-86879 (1448 bytes)]</text:p>
      <text:p text:style-name="P20"><text:s text:c="4"/>[Frame: 493, payload: 86880-88327 (1448 bytes)]</text:p>
      <text:p text:style-name="P20"><text:s text:c="4"/>[Frame: 495, payload: 88328-89775 (1448 bytes)]</text:p>
      <text:p text:style-name="P20"><text:s text:c="4"/>[Frame: 497, payload: 89776-91223 (1448 bytes)]</text:p>
      <text:p text:style-name="P20"><text:s text:c="4"/>[Frame: 499, payload: 91224-92671 (1448 bytes)]</text:p>
      <text:p text:style-name="P20"><text:s text:c="4"/>[Frame: 501, payload: 92672-94119 (1448 bytes)]</text:p>
      <text:p text:style-name="P20"><text:s text:c="4"/>[Frame: 502, payload: 94120-95567 (1448 bytes)]</text:p>
      <text:p text:style-name="P20"><text:s text:c="4"/>[Frame: 504, payload: 95568-97015 (1448 bytes)]</text:p>
      <text:p text:style-name="P20"><text:s text:c="4"/>[Frame: 505, payload: 97016-98463 (1448 bytes)]</text:p>
      <text:p text:style-name="P20"><text:s text:c="4"/>[Frame: 507, payload: 98464-99911 (1448 bytes)]/tmp/wireshark_enx000000031912_20171025125516_vnFHzE.pcapng 773 total packets, 8 shown</text:p>
      <text:p text:style-name="P20"><text:s text:c="4"/>[Frame: 508, payload: 99912-101211 (1300 bytes)]</text:p>
      <text:p text:style-name="P20"><text:s text:c="4"/>[Segment count: 70]</text:p>
      <text:p text:style-name="P20"><text:s text:c="4"/>[Reassembled TCP length: 101212]</text:p>
      <text:p text:style-name="P20"><text:s text:c="4"/>[Reassembled TCP Data: 485454502f312e3120323030204f4b0d0a446174653a2057...]</text:p>
      <text:p text:style-name="P20">Hypertext Transfer Protocol</text:p>
      <text:p text:style-name="P20"><text:s text:c="4"/>HTTP/1.1 200 OK\r\n</text:p>
      <text:p text:style-name="P20"><text:s text:c="8"/>[Expert Info (Chat/Sequence): HTTP/1.1 200 OK\r\n]</text:p>
      <text:p text:style-name="P20"><text:s text:c="8"/>Request Version: HTTP/1.1</text:p>
      <text:p text:style-name="P20"><text:s text:c="8"/>Status Code: 200</text:p>
      <text:p text:style-name="P20"><text:s text:c="8"/>Response Phrase: OK</text:p>
      <text:p text:style-name="P20"><text:s text:c="4"/>Date: Wed, 25 Oct 2017 19:55:25 GMT\r\n</text:p>
      <text:p text:style-name="P20"><text:s text:c="4"/>Server: Apache\r\n</text:p>
      <text:p text:style-name="P20"><text:s text:c="4"/>Last-Modified: Tue, 15 Sep 2009 18:23:27 GMT\r\n</text:p>
      <text:p text:style-name="P20"><text:s text:c="4"/>ETag: "78004-18a68-473a1e0e6e5c0"\r\n</text:p>
      <text:p text:style-name="P20"><text:s text:c="4"/>Accept-Ranges: bytes\r\n</text:p>
      <text:p text:style-name="P20"><text:s text:c="4"/>Content-Length: 100968\r\n</text:p>
      <text:p text:style-name="P20"><text:s text:c="4"/><text:span text:style-name="T36">Connection: close\r\n</text:span></text:p>
      <text:p text:style-name="P20"><text:s text:c="4"/>Content-Type: image/jpeg\r\n</text:p>
      <text:p text:style-name="P20"><text:s text:c="4"/>\r\n</text:p>
      <text:p text:style-name="P20"><text:s text:c="4"/>[HTTP response 1/1]</text:p>
      <text:p text:style-name="P20"><text:s text:c="4"/>[Time since request: 0.241763394 seconds]</text:p>
      <text:p text:style-name="P20"><text:s text:c="4"/>[Request in frame: 371]</text:p>
      <text:p text:style-name="P20"><text:s text:c="4"/>File Data: 100968 bytes</text:p>
      <text:p text:style-name="P20">JPEG File Interchange Format</text:p>
      <text:p text:style-name="P20"/>
      <text:p text:style-name="P22">16. <text:span text:style-name="T35">The browser sent 4 GET requests. The first 2 were sent to </text:span><text:span text:style-name="T8">gaia.cs.umass.edu (128.119.245.12) </text:span><text:span text:style-name="T14">and the last 2 were sent to </text:span><text:span text:style-name="T8">caite.cs.umass.edu (128.119.240.90).</text:span></text:p>
      <text:p text:style-name="P20"><text:soft-page-break/>17. <text:span text:style-name="T37">The browser downloads the two images in parallel because the “Connection” header of the responses for both GET requests are set to “close” as indicated in green. If the connection were serial there would be only one response with “Connection: clo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10:20:13.858228914</meta:creation-date>
    <meta:generator>LibreOffice/5.1.6.2$Linux_X86_64 LibreOffice_project/10m0$Build-2</meta:generator>
    <dc:date>2017-10-25T17:19:25.969100865</dc:date>
    <meta:editing-duration>PT1H43M32S</meta:editing-duration>
    <meta:editing-cycles>65</meta:editing-cycles>
    <meta:document-statistic meta:table-count="0" meta:image-count="0" meta:object-count="0" meta:page-count="10" meta:paragraph-count="406" meta:word-count="2163" meta:character-count="20015" meta:non-whitespace-character-count="16800"/>
  </office:meta>
</office:document-meta>
</file>